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recondition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condition" table:style-name="ta1">
        <table:table-column table:style-name="co1" table:number-columns-repeated="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_test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1"/>
        <table:table-row table:style-name="ro1">
          <table:table-cell office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st</text:p>
          </table:table-cell>
          <table:table-cell office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office:value-type="string">
            <text:p>ddd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00/00/00</text:date>, <text:time style:data-style-name="N2" text:time-value="0000-00-00T07:05:3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11T08:02:09</dc:date>
    <meta:editing-duration>PT1H14M9S</meta:editing-duration>
    <meta:editing-cycles>11</meta:editing-cycles>
    <meta:generator>LibreOffice/4.0.2.2$MacOSX_x86 LibreOffice_project/4c82dcdd6efcd48b1d8bba66bfe1989deee49c3</meta:generator>
    <meta:document-statistic meta:table-count="3" meta:cell-count="87" meta:object-count="0"/>
  </office:meta>
</office:document-meta>
</file>